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801cm" table:align="left"/>
    </style:style>
    <style:style style:name="Tableau1.A" style:family="table-column">
      <style:table-column-properties style:column-width="1.764cm"/>
    </style:style>
    <style:style style:name="Tableau1.B" style:family="table-column">
      <style:table-column-properties style:column-width="1.127cm"/>
    </style:style>
    <style:style style:name="Tableau1.C" style:family="table-column">
      <style:table-column-properties style:column-width="2.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657cm" table:align="left"/>
    </style:style>
    <style:style style:name="Tableau2.A" style:family="table-column">
      <style:table-column-properties style:column-width="1.247cm"/>
    </style:style>
    <style:style style:name="Tableau2.B" style:family="table-column">
      <style:table-column-properties style:column-width="1.385cm"/>
    </style:style>
    <style:style style:name="Tableau2.C" style:family="table-column">
      <style:table-column-properties style:column-width="1.819cm"/>
    </style:style>
    <style:style style:name="Tableau2.D" style:family="table-column">
      <style:table-column-properties style:column-width="1.20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5513b" officeooo:paragraph-rsid="0005513b"/>
    </style:style>
    <style:style style:name="P2" style:family="paragraph" style:parent-style-name="Horizontal_20_Line">
      <style:text-properties officeooo:rsid="0005513b"/>
    </style:style>
    <style:style style:name="P3" style:family="paragraph" style:parent-style-name="Heading_20_1">
      <style:text-properties officeooo:rsid="0005513b"/>
    </style:style>
    <style:style style:name="P4" style:family="paragraph" style:parent-style-name="Heading_20_2">
      <style:text-properties officeooo:rsid="0005513b"/>
    </style:style>
    <style:style style:name="P5" style:family="paragraph" style:parent-style-name="Text_20_body">
      <style:text-properties officeooo:rsid="0005513b"/>
    </style:style>
    <style:style style:name="P6" style:family="paragraph" style:parent-style-name="Text_20_body" style:list-style-name="L1">
      <style:text-properties officeooo:rsid="0005513b"/>
    </style:style>
    <style:style style:name="P7" style:family="paragraph" style:parent-style-name="Text_20_body" style:list-style-name="L2">
      <style:text-properties officeooo:rsid="0005513b"/>
    </style:style>
    <style:style style:name="P8" style:family="paragraph" style:parent-style-name="Heading_20_3">
      <style:text-properties officeooo:rsid="0005513b"/>
    </style:style>
    <style:style style:name="P9" style:family="paragraph" style:parent-style-name="Text_20_body" style:list-style-name="L3">
      <style:text-properties officeooo:rsid="0005513b"/>
    </style:style>
    <style:style style:name="P10" style:family="paragraph" style:parent-style-name="Text_20_body" style:list-style-name="L4">
      <style:text-properties officeooo:rsid="0005513b"/>
    </style:style>
    <style:style style:name="P11" style:family="paragraph" style:parent-style-name="Text_20_body" style:list-style-name="L5">
      <style:text-properties officeooo:rsid="0005513b"/>
    </style:style>
    <style:style style:name="P12" style:family="paragraph" style:parent-style-name="Text_20_body" style:list-style-name="L6">
      <style:text-properties officeooo:rsid="0005513b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rsid="0005513b"/>
    </style:style>
    <style:style style:name="P14" style:family="paragraph" style:parent-style-name="Text_20_body" style:list-style-name="L7">
      <style:text-properties officeooo:rsid="0005513b"/>
    </style:style>
    <style:style style:name="P15" style:family="paragraph" style:parent-style-name="Text_20_body" style:list-style-name="L8">
      <style:text-properties officeooo:rsid="0005513b"/>
    </style:style>
    <style:style style:name="P16" style:family="paragraph" style:parent-style-name="Text_20_body" style:list-style-name="L9">
      <style:text-properties officeooo:rsid="0005513b"/>
    </style:style>
    <style:style style:name="P17" style:family="paragraph" style:parent-style-name="Text_20_body" style:list-style-name="L10">
      <style:text-properties officeooo:rsid="0005513b"/>
    </style:style>
    <style:style style:name="P18" style:family="paragraph" style:parent-style-name="Text_20_body" style:list-style-name="L11">
      <style:text-properties officeooo:rsid="0005513b"/>
    </style:style>
    <style:style style:name="P19" style:family="paragraph" style:parent-style-name="Text_20_body" style:list-style-name="L12">
      <style:text-properties officeooo:rsid="0005513b"/>
    </style:style>
    <style:style style:name="P20" style:family="paragraph" style:parent-style-name="Text_20_body" style:list-style-name="L13">
      <style:text-properties officeooo:rsid="0005513b"/>
    </style:style>
    <style:style style:name="P21" style:family="paragraph" style:parent-style-name="Text_20_body" style:list-style-name="L14">
      <style:text-properties officeooo:rsid="0005513b"/>
    </style:style>
    <style:style style:name="P22" style:family="paragraph" style:parent-style-name="Text_20_body" style:list-style-name="L15">
      <style:text-properties officeooo:rsid="0005513b"/>
    </style:style>
    <style:style style:name="P23" style:family="paragraph" style:parent-style-name="Text_20_body" style:list-style-name="L16">
      <style:text-properties officeooo:rsid="0005513b"/>
    </style:style>
    <style:style style:name="P24" style:family="paragraph" style:parent-style-name="Text_20_body" style:list-style-name="L17">
      <style:text-properties officeooo:rsid="0005513b"/>
    </style:style>
    <style:style style:name="P25" style:family="paragraph" style:parent-style-name="Standard">
      <style:text-properties officeooo:rsid="0005513b" officeooo:paragraph-rsid="000551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tail module SecMvt</text:p>
      <text:p text:style-name="P1">Bonne question — c’est <text:span text:style-name="Strong_20_Emphasis">un point clé de ton architecture sécurité</text:span>.<text:line-break/>Je te fais une explication <text:span text:style-name="Strong_20_Emphasis">claire, concrète et alignée avec ton système</text:span>.</text:p>
      <text:p text:style-name="P2"/>
      <text:h text:style-name="P3" text:outline-level="1">🛑 Modes <text:span text:style-name="Source_20_Text">idle / soft / hard</text:span> — Module <text:span text:style-name="Strong_20_Emphasis">SecMvt</text:span></text:h>
      <text:h text:style-name="P4" text:outline-level="2">🎯 1. Rôle global</text:h>
      <text:p text:style-name="P5">Le module <text:span text:style-name="Strong_20_Emphasis">SecMvt (mvtSafe)</text:span> agit comme un <text:span text:style-name="Strong_20_Emphasis">filtre de sécurité entre les capteurs (US) et les moteurs (MTR)</text:span>.</text:p>
      <text:p text:style-name="P5">👉 Il décide :</text:p>
      <text:list text:style-name="L1">
        <text:list-item>
          <text:p text:style-name="P6">si on laisse passer la commande</text:p>
        </text:list-item>
        <text:list-item>
          <text:p text:style-name="P6">si on la réduit</text:p>
        </text:list-item>
        <text:list-item>
          <text:p text:style-name="P6">ou si on bloque tout</text:p>
        </text:list-item>
      </text:list>
      <text:p text:style-name="P2"/>
      <text:h text:style-name="P4" text:outline-level="2">⚙️ 2. Les 3 modes</text:h>
      <text:h text:style-name="P4" text:outline-level="2">🟢 <text:span text:style-name="Source_20_Text">idle</text:span> — Mode inactif</text:h>
      <text:p text:style-name="P5">👉 <text:span text:style-name="Strong_20_Emphasis">Aucune sécurité appliquée</text:span></text:p>
      <text:list text:style-name="L2">
        <text:list-item>
          <text:p text:style-name="P7">SecMvt est <text:span text:style-name="Strong_20_Emphasis">désactivé</text:span></text:p>
        </text:list-item>
        <text:list-item>
          <text:p text:style-name="P7">Les commandes MTR passent <text:span text:style-name="Strong_20_Emphasis">sans modification</text:span></text:p>
        </text:list-item>
      </text:list>
      <text:h text:style-name="P8" text:outline-level="3">✔ Comportement</text:h>
      <text:list text:style-name="L3">
        <text:list-item>
          <text:p text:style-name="P9">vitesse normale</text:p>
        </text:list-item>
        <text:list-item>
          <text:p text:style-name="P9">aucune limitation</text:p>
        </text:list-item>
        <text:list-item>
          <text:p text:style-name="P9">aucun arrêt automatique</text:p>
        </text:list-item>
      </text:list>
      <text:h text:style-name="P8" text:outline-level="3">⚠️ Risque</text:h>
      <text:list text:style-name="L4">
        <text:list-item>
          <text:p text:style-name="P10">collision possible</text:p>
        </text:list-item>
      </text:list>
      <text:h text:style-name="P8" text:outline-level="3">🧠 Usage typique</text:h>
      <text:list text:style-name="L5">
        <text:list-item>
          <text:p text:style-name="P11">tests</text:p>
        </text:list-item>
        <text:list-item>
          <text:p text:style-name="P11"><text:soft-page-break/>debug</text:p>
        </text:list-item>
        <text:list-item>
          <text:p text:style-name="P11">environnement maîtrisé</text:p>
        </text:list-item>
      </text:list>
      <text:p text:style-name="P2"/>
      <text:h text:style-name="P4" text:outline-level="2">🟡 <text:span text:style-name="Source_20_Text">soft</text:span> — Mode préventif (intelligent)</text:h>
      <text:p text:style-name="P5">👉 <text:span text:style-name="Strong_20_Emphasis">Réduction progressive de la vitesse</text:span></text:p>
      <text:p text:style-name="P5">Le module :</text:p>
      <text:list text:style-name="L6">
        <text:list-item>
          <text:p text:style-name="P12">surveille les distances US</text:p>
        </text:list-item>
        <text:list-item>
          <text:p text:style-name="P12">calcule un <text:span text:style-name="Strong_20_Emphasis">facteur de réduction (</text:span><text:span text:style-name="Strong_20_Emphasis"><text:span text:style-name="Source_20_Text">scale</text:span></text:span><text:span text:style-name="Strong_20_Emphasis">)</text:span></text:p>
        </text:list-item>
        <text:list-item>
          <text:p text:style-name="P12">limite la vitesse envoyée à MTR</text:p>
        </text:list-item>
      </text:list>
      <text:p text:style-name="P2"/>
      <text:h text:style-name="P8" text:outline-level="3">🔧 Principe</text:h>
      <text:p text:style-name="P13"><text:span text:style-name="Source_20_Text">distance ↓ <text:s/>→ <text:s/>scale ↓ <text:s/>→ <text:s/>vitesse ↓</text:span></text:p>
      <text:p text:style-name="P5">Exempl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istance</text:p>
            </table:table-cell>
            <table:table-cell table:style-name="Tableau1.A1" office:value-type="string">
              <text:p text:style-name="Table_20_Heading">Scale</text:p>
            </table:table-cell>
            <table:table-cell table:style-name="Tableau1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1.A1" office:value-type="string">
            <text:p text:style-name="Table_20_Contents">100 cm</text:p>
          </table:table-cell>
          <table:table-cell table:style-name="Tableau1.A1" office:value-type="string">
            <text:p text:style-name="Table_20_Contents">1.0</text:p>
          </table:table-cell>
          <table:table-cell table:style-name="Tableau1.A1" office:value-type="string">
            <text:p text:style-name="Table_20_Contents">vitesse normale</text:p>
          </table:table-cell>
        </table:table-row>
        <table:table-row>
          <table:table-cell table:style-name="Tableau1.A1" office:value-type="string">
            <text:p text:style-name="Table_20_Contents">50 cm</text:p>
          </table:table-cell>
          <table:table-cell table:style-name="Tableau1.A1" office:value-type="string">
            <text:p text:style-name="Table_20_Contents">0.6</text:p>
          </table:table-cell>
          <table:table-cell table:style-name="Tableau1.A1" office:value-type="string">
            <text:p text:style-name="Table_20_Contents">ralenti</text:p>
          </table:table-cell>
        </table:table-row>
        <table:table-row>
          <table:table-cell table:style-name="Tableau1.A1" office:value-type="string">
            <text:p text:style-name="Table_20_Contents">20 cm</text:p>
          </table:table-cell>
          <table:table-cell table:style-name="Tableau1.A1" office:value-type="string">
            <text:p text:style-name="Table_20_Contents">0.2</text:p>
          </table:table-cell>
          <table:table-cell table:style-name="Tableau1.A1" office:value-type="string">
            <text:p text:style-name="Table_20_Contents">très lent</text:p>
          </table:table-cell>
        </table:table-row>
      </table:table>
      <text:p text:style-name="P2"/>
      <text:h text:style-name="P8" text:outline-level="3">✔ Comportement</text:h>
      <text:list text:style-name="L7">
        <text:list-item>
          <text:p text:style-name="P14">mouvement fluide</text:p>
        </text:list-item>
        <text:list-item>
          <text:p text:style-name="P14">ralentissement naturel</text:p>
        </text:list-item>
        <text:list-item>
          <text:p text:style-name="P14">pas d’arrêt brutal</text:p>
        </text:list-item>
      </text:list>
      <text:h text:style-name="P8" text:outline-level="3">🧠 Usage</text:h>
      <text:list text:style-name="L8">
        <text:list-item>
          <text:p text:style-name="P15">navigation normale</text:p>
        </text:list-item>
        <text:list-item>
          <text:p text:style-name="P15">interaction humaine</text:p>
        </text:list-item>
        <text:list-item>
          <text:p text:style-name="P15">confort utilisateur</text:p>
        </text:list-item>
      </text:list>
      <text:p text:style-name="P2"/>
      <text:h text:style-name="P4" text:outline-level="2">🔴 <text:span text:style-name="Source_20_Text">hard</text:span> — Mode sécurité critique</text:h>
      <text:p text:style-name="P5">👉 <text:span text:style-name="Strong_20_Emphasis">Arrêt immédiat + déclenchement URG</text:span></text:p>
      <text:p text:style-name="P5">Dès qu’un seuil est dépassé :</text:p>
      <text:list text:style-name="L9">
        <text:list-item>
          <text:p text:style-name="P16">arrêt moteur instantané</text:p>
        </text:list-item>
        <text:list-item>
          <text:p text:style-name="P16"><text:soft-page-break/>déclenchement <text:span text:style-name="Strong_20_Emphasis">URG</text:span></text:p>
        </text:list-item>
        <text:list-item>
          <text:p text:style-name="P16">blocage du système</text:p>
        </text:list-item>
      </text:list>
      <text:p text:style-name="P2"/>
      <text:h text:style-name="P8" text:outline-level="3">🔧 Principe</text:h>
      <text:p text:style-name="P13"><text:span text:style-name="Source_20_Text">distance &lt; seuil critique → STOP → URG</text:span></text:p>
      <text:p text:style-name="P2"/>
      <text:h text:style-name="P8" text:outline-level="3">✔ Comportement</text:h>
      <text:list text:style-name="L10">
        <text:list-item>
          <text:p text:style-name="P17">coupure nette</text:p>
        </text:list-item>
        <text:list-item>
          <text:p text:style-name="P17">priorité absolue</text:p>
        </text:list-item>
        <text:list-item>
          <text:p text:style-name="P17">système verrouillé</text:p>
        </text:list-item>
      </text:list>
      <text:p text:style-name="P2"/>
      <text:h text:style-name="P8" text:outline-level="3">🔗 Interaction avec URG</text:h>
      <text:list text:style-name="L11">
        <text:list-item>
          <text:p text:style-name="P18">appel à <text:span text:style-name="Source_20_Text">urg_handle(code)</text:span></text:p>
        </text:list-item>
        <text:list-item>
          <text:p text:style-name="P18">LED ring activé</text:p>
        </text:list-item>
        <text:list-item>
          <text:p text:style-name="P18">seules commandes <text:span text:style-name="Source_20_Text">clear</text:span> autorisées</text:p>
        </text:list-item>
      </text:list>
      <text:p text:style-name="P2"/>
      <text:h text:style-name="P8" text:outline-level="3">🧠 Usage</text:h>
      <text:list text:style-name="L12">
        <text:list-item>
          <text:p text:style-name="P19">sécurité physique</text:p>
        </text:list-item>
        <text:list-item>
          <text:p text:style-name="P19">protection matériel</text:p>
        </text:list-item>
        <text:list-item>
          <text:p text:style-name="P19">présence humaine proche</text:p>
        </text:list-item>
      </text:list>
      <text:p text:style-name="P2"/>
      <text:h text:style-name="P4" text:outline-level="2">📊 3. Comparaison rapid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Mode</text:p>
            </table:table-cell>
            <table:table-cell table:style-name="Tableau2.A1" office:value-type="string">
              <text:p text:style-name="Table_20_Heading">Effet</text:p>
            </table:table-cell>
            <table:table-cell table:style-name="Tableau2.A1" office:value-type="string">
              <text:p text:style-name="Table_20_Heading">Action</text:p>
            </table:table-cell>
            <table:table-cell table:style-name="Tableau2.A1" office:value-type="string">
              <text:p text:style-name="Table_20_Heading">URG</text:p>
            </table:table-cell>
          </table:table-row>
        </table:table-header-rows>
        <table:table-row>
          <table:table-cell table:style-name="Tableau2.A1" office:value-type="string">
            <text:p text:style-name="Table_20_Contents">idle</text:p>
          </table:table-cell>
          <table:table-cell table:style-name="Tableau2.A1" office:value-type="string">
            <text:p text:style-name="Table_20_Contents">rien</text:p>
          </table:table-cell>
          <table:table-cell table:style-name="Tableau2.A1" office:value-type="string">
            <text:p text:style-name="Table_20_Contents">aucune</text:p>
          </table:table-cell>
          <table:table-cell table:style-name="Tableau2.A1" office:value-type="string">
            <text:p text:style-name="Table_20_Contents">❌</text:p>
          </table:table-cell>
        </table:table-row>
        <table:table-row>
          <table:table-cell table:style-name="Tableau2.A1" office:value-type="string">
            <text:p text:style-name="Table_20_Contents">soft</text:p>
          </table:table-cell>
          <table:table-cell table:style-name="Tableau2.A1" office:value-type="string">
            <text:p text:style-name="Table_20_Contents">ralentit</text:p>
          </table:table-cell>
          <table:table-cell table:style-name="Tableau2.A1" office:value-type="string">
            <text:p text:style-name="Table_20_Contents">scaling</text:p>
          </table:table-cell>
          <table:table-cell table:style-name="Tableau2.A1" office:value-type="string">
            <text:p text:style-name="Table_20_Contents">❌</text:p>
          </table:table-cell>
        </table:table-row>
        <table:table-row>
          <table:table-cell table:style-name="Tableau2.A1" office:value-type="string">
            <text:p text:style-name="Table_20_Contents">hard</text:p>
          </table:table-cell>
          <table:table-cell table:style-name="Tableau2.A1" office:value-type="string">
            <text:p text:style-name="Table_20_Contents">stop</text:p>
          </table:table-cell>
          <table:table-cell table:style-name="Tableau2.A1" office:value-type="string">
            <text:p text:style-name="Table_20_Contents">arrêt total</text:p>
          </table:table-cell>
          <table:table-cell table:style-name="Tableau2.A1" office:value-type="string">
            <text:p text:style-name="Table_20_Contents">✅</text:p>
          </table:table-cell>
        </table:table-row>
      </table:table>
      <text:p text:style-name="P2"/>
      <text:h text:style-name="P4" text:outline-level="2">🔁 4. Position dans la chaîne de commande</text:h>
      <text:p text:style-name="P13"><text:span text:style-name="Source_20_Text">Commande → MTR → SecMvt → (modifiée ou bloquée) → Hardware</text:span></text:p>
      <text:p text:style-name="P5">👉 SecMvt est un <text:span text:style-name="Strong_20_Emphasis">intercepteur</text:span>, pas un générateur.</text:p>
      <text:p text:style-name="P2"/>
      <text:h text:style-name="P4" text:outline-level="2"><text:soft-page-break/>⚠️ 5. Point important (architecture validée)</text:h>
      <text:list text:style-name="L13">
        <text:list-item>
          <text:p text:style-name="P20"><text:span text:style-name="Source_20_Text">soft</text:span> agit <text:span text:style-name="Strong_20_Emphasis">AVANT MTR</text:span></text:p>
        </text:list-item>
        <text:list-item>
          <text:p text:style-name="P20"><text:span text:style-name="Source_20_Text">hard</text:span> déclenche <text:span text:style-name="Strong_20_Emphasis">URG (niveau système)</text:span></text:p>
        </text:list-item>
      </text:list>
      <text:p text:style-name="P5">👉 Donc :</text:p>
      <text:list text:style-name="L14">
        <text:list-item>
          <text:p text:style-name="P21"><text:span text:style-name="Source_20_Text">soft</text:span> = correction locale</text:p>
        </text:list-item>
        <text:list-item>
          <text:p text:style-name="P21"><text:span text:style-name="Source_20_Text">hard</text:span> = sécurité globale</text:p>
        </text:list-item>
      </text:list>
      <text:p text:style-name="P2"/>
      <text:h text:style-name="P4" text:outline-level="2">🧠 6. Lecture “intention système”</text:h>
      <text:list text:style-name="L15">
        <text:list-item>
          <text:p text:style-name="P22"><text:span text:style-name="Source_20_Text">idle</text:span> → “je fais confiance”</text:p>
        </text:list-item>
        <text:list-item>
          <text:p text:style-name="P22"><text:span text:style-name="Source_20_Text">soft</text:span> → “je m’adapte”</text:p>
        </text:list-item>
        <text:list-item>
          <text:p text:style-name="P22"><text:span text:style-name="Source_20_Text">hard</text:span> → “je protège”</text:p>
        </text:list-item>
      </text:list>
      <text:p text:style-name="P2"/>
      <text:h text:style-name="P4" text:outline-level="2">✅ Conclusion</text:h>
      <text:p text:style-name="P5">Le triplet :</text:p>
      <text:p text:style-name="P13"><text:span text:style-name="Source_20_Text">idle / soft / hard</text:span></text:p>
      <text:p text:style-name="P5">n’est pas juste un paramètre — c’est :</text:p>
      <text:p text:style-name="P5">👉 <text:span text:style-name="Strong_20_Emphasis">le niveau de sécurité du robot</text:span></text:p>
      <text:list text:style-name="L16">
        <text:list-item>
          <text:p text:style-name="P23"><text:span text:style-name="Source_20_Text">idle</text:span> = OFF</text:p>
        </text:list-item>
        <text:list-item>
          <text:p text:style-name="P23"><text:span text:style-name="Source_20_Text">soft</text:span> = intelligent</text:p>
        </text:list-item>
        <text:list-item>
          <text:p text:style-name="P23"><text:span text:style-name="Source_20_Text">hard</text:span> = critique</text:p>
        </text:list-item>
      </text:list>
      <text:p text:style-name="P2"/>
      <text:h text:style-name="P4" text:outline-level="2">👉 Si tu veux aller plus loin</text:h>
      <text:p text:style-name="P5">Je peux te détailler :</text:p>
      <text:list text:style-name="L17">
        <text:list-item>
          <text:p text:style-name="P24">🔧 le <text:span text:style-name="Strong_20_Emphasis">calcul exact du scale</text:span> (fonction distance → vitesse)</text:p>
        </text:list-item>
        <text:list-item>
          <text:p text:style-name="P24">🔗 le <text:span text:style-name="Strong_20_Emphasis">flux complet US → SecMvt → MTR → URG</text:span></text:p>
        </text:list-item>
        <text:list-item>
          <text:p text:style-name="P24">🧪 ou te proposer un <text:span text:style-name="Strong_20_Emphasis">réglage terrain optimal (seuils)</text:span></text:p>
        </text:list-item>
      </text:list>
      <text:p text:style-name="P5">Tu me dis 👍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6:58:52.134825400</meta:creation-date>
    <dc:date>2026-03-27T16:59:29.337640700</dc:date>
    <meta:editing-duration>PT37S</meta:editing-duration>
    <meta:editing-cycles>1</meta:editing-cycles>
    <meta:generator>LibreOffice/26.2.0.3$Windows_X86_64 LibreOffice_project/620$Build-3</meta:generator>
    <meta:document-statistic meta:table-count="2" meta:image-count="0" meta:object-count="0" meta:page-count="4" meta:paragraph-count="117" meta:word-count="476" meta:character-count="2437" meta:non-whitespace-character-count="2114"/>
  </office:meta>
</office:document-meta>
</file>